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style:text-underline-style="solid" style:text-underline-width="auto" style:text-underline-color="font-color" officeooo:paragraph-rsid="000b16c2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0b16c2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text-properties officeooo:paragraph-rsid="000b16c2"/>
    </style:style>
    <style:style style:name="T1" style:family="text">
      <style:text-properties officeooo:rsid="000b16c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How to optimize gas usage when working with storage vs. memory</text:h>
      <text:h text:style-name="P1" text:outline-level="3">Storage Optimization Techniques</text:h>
      <text:p text:style-name="P5"><text:span text:style-name="Strong_20_Emphasis"><text:span text:style-name="T1">1- Group</text:span></text:span><text:span text:style-name="Strong_20_Emphasis"> related variables</text:span>: Group variables that can fit in a single 32-byte storage slot.</text:p>
      <text:p text:style-name="Preformatted_20_Text"><text:span text:style-name="Source_20_Text">// Inefficient: Uses 3 storage slots (3 × 32 bytes)</text:span></text:p>
      <text:p text:style-name="Preformatted_20_Text"><text:span text:style-name="Source_20_Text">uint256 a;</text:span></text:p>
      <text:p text:style-name="Preformatted_20_Text"><text:span text:style-name="Source_20_Text">uint256 b;</text:span></text:p>
      <text:p text:style-name="Preformatted_20_Text"><text:span text:style-name="Source_20_Text">uint256 c;</text:span></text:p>
      <text:p text:style-name="Preformatted_20_Text"/>
      <text:p text:style-name="Preformatted_20_Text"><text:span text:style-name="Source_20_Text">// Efficient: Uses 1 storage slot (16 + 8 + 8 = 32 bytes)</text:span></text:p>
      <text:p text:style-name="Preformatted_20_Text"><text:span text:style-name="Source_20_Text">uint128 a;</text:span></text:p>
      <text:p text:style-name="Preformatted_20_Text"><text:span text:style-name="Source_20_Text">uint64 b;</text:span></text:p>
      <text:p text:style-name="P2"><text:span text:style-name="Source_20_Text">uint64 c;</text:span></text:p>
      <text:p text:style-name="P3"><text:span text:style-name="Source_20_Text"><text:span text:style-name="T1">Uniswap has used this to optimize the pair.</text:span></text:span></text:p>
      <text:p text:style-name="Text_20_body"><text:span text:style-name="Strong_20_Emphasis"><text:span text:style-name="T1">2- </text:span></text:span><text:span text:style-name="Strong_20_Emphasis">Read storage variables once</text:span>: Cache storage variables in memory when used multiple times in a function.</text:p>
      <text:p text:style-name="Preformatted_20_Text"><text:span text:style-name="Source_20_Text">// Inefficient: Multiple storage reads</text:span></text:p>
      <text:p text:style-name="Preformatted_20_Text"><text:span text:style-name="Source_20_Text">function sumValues() public view returns (uint256) {</text:span></text:p>
      <text:p text:style-name="Preformatted_20_Text"><text:span text:style-name="Source_20_Text"><text:s text:c="4"/>return value1 + value1 + value1; // 3 storage reads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Efficient: Single storage read</text:span></text:p>
      <text:p text:style-name="Preformatted_20_Text"><text:span text:style-name="Source_20_Text">function sumValues() public view returns (uint256) {</text:span></text:p>
      <text:p text:style-name="Preformatted_20_Text"><text:span text:style-name="Source_20_Text"><text:s text:c="4"/>uint256 cachedValue = value1; // 1 storage read</text:span></text:p>
      <text:p text:style-name="Preformatted_20_Text"><text:span text:style-name="Source_20_Text"><text:s text:c="4"/>return cachedValue + cachedValue + cachedValue;</text:span></text:p>
      <text:p text:style-name="P3"><text:span text:style-name="Source_20_Text">}</text:span></text:p>
      <text:p text:style-name="P5"><text:span text:style-name="Strong_20_Emphasis"><text:span text:style-name="T1">3- </text:span></text:span><text:span text:style-name="Strong_20_Emphasis">Use mappings instead of arrays </text:span>for large collections when random access is needed.</text:p>
      <text:p text:style-name="Preformatted_20_Text"><text:span text:style-name="Source_20_Text">// Arrays resize and copy data, expensive for large collections</text:span></text:p>
      <text:p text:style-name="Preformatted_20_Text"><text:span text:style-name="Source_20_Text">uint256[] public values;</text:span></text:p>
      <text:p text:style-name="Preformatted_20_Text"/>
      <text:p text:style-name="Preformatted_20_Text"><text:span text:style-name="Source_20_Text">// Mappings have constant gas cost regardless of size</text:span></text:p>
      <text:p text:style-name="P2"><text:span text:style-name="Source_20_Text">mapping(uint256 =&gt; uint256) public values;</text:span></text:p>
      <text:p text:style-name="Text_20_body"><text:span text:style-name="Strong_20_Emphasis"><text:span text:style-name="T1">4- </text:span></text:span><text:span text:style-name="Strong_20_Emphasis">Minimize storage writes</text:span>: Combine multiple operations into a single write when possible.</text:p>
      <text:p text:style-name="Preformatted_20_Text"><text:span text:style-name="Source_20_Text">// Inefficient: Multiple storage writes</text:span></text:p>
      <text:p text:style-name="Preformatted_20_Text"><text:span text:style-name="Source_20_Text">function updateValues(uint256 a, uint256 b) public {</text:span></text:p>
      <text:p text:style-name="Preformatted_20_Text"><text:span text:style-name="Source_20_Text"><text:s text:c="4"/>value1 = a; // Storage write</text:span></text:p>
      <text:p text:style-name="Preformatted_20_Text"><text:span text:style-name="Source_20_Text"><text:s text:c="4"/>value2 = b; // Storage write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More efficient for struct updates</text:span></text:p>
      <text:p text:style-name="Preformatted_20_Text"><text:span text:style-name="Source_20_Text">function updateValues(uint256 a, uint256 b) public {</text:span></text:p>
      <text:p text:style-name="Preformatted_20_Text"><text:span text:style-name="Source_20_Text"><text:s text:c="4"/>MyStruct memory temp = myStruct;</text:span></text:p>
      <text:p text:style-name="Preformatted_20_Text"><text:span text:style-name="Source_20_Text"><text:s text:c="4"/>temp.value1 = a;</text:span></text:p>
      <text:p text:style-name="Preformatted_20_Text"><text:span text:style-name="Source_20_Text"><text:s text:c="4"/>temp.value2 = b;</text:span></text:p>
      <text:p text:style-name="Preformatted_20_Text"><text:span text:style-name="Source_20_Text"><text:s text:c="4"/>myStruct = temp; // Single storage write</text:span></text:p>
      <text:p text:style-name="P2"><text:soft-page-break/><text:span text:style-name="Source_20_Text">}</text:span></text:p>
      <text:h text:style-name="Heading_20_3" text:outline-level="3">Memory Optimization Techniques</text:h>
      <text:p text:style-name="P4"><text:span text:style-name="Strong_20_Emphasis"><text:span text:style-name="T1">1- </text:span></text:span><text:span text:style-name="Strong_20_Emphasis">Prefer memory for intermediate calculations</text:span>: Use memory for temporary data that doesn't need to persist.</text:p>
      <text:p text:style-name="P4"/>
      <text:p text:style-name="P4"><text:span text:style-name="Strong_20_Emphasis"><text:span text:style-name="T1">2- </text:span></text:span><text:span text:style-name="Strong_20_Emphasis">Be aware of memory expansion costs</text:span>: Memory costs grow quadratically as usage increases.</text:p>
      <text:p text:style-name="P4"/>
      <text:p text:style-name="P4"><text:span text:style-name="Strong_20_Emphasis"><text:span text:style-name="T1">3- </text:span></text:span><text:span text:style-name="Strong_20_Emphasis">Use fixed-size arrays </text:span>when possible instead of dynamic arrays.</text:p>
      <text:p text:style-name="P4"/>
      <text:p text:style-name="Text_20_body"><text:span text:style-name="Strong_20_Emphasis"><text:span text:style-name="T1">4- </text:span></text:span><text:span text:style-name="Strong_20_Emphasis">Clean up memory </text:span>when no longer needed (though this is less critical than storage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23:23:06.910157661</meta:creation-date>
    <dc:date>2025-04-01T23:35:28.825017752</dc:date>
    <meta:editing-duration>PT1M3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309" meta:character-count="1930" meta:non-whitespace-character-count="1630"/>
  </office:meta>
</office:document-meta>
</file>